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bb9" officeooo:paragraph-rsid="000e1bb9"/>
    </style:style>
    <style:style style:name="P2" style:family="paragraph" style:parent-style-name="Standard">
      <style:text-properties officeooo:rsid="000fac88" officeooo:paragraph-rsid="000fac88"/>
    </style:style>
    <style:style style:name="P3" style:family="paragraph" style:parent-style-name="Standard">
      <style:text-properties officeooo:rsid="000e1bb9" officeooo:paragraph-rsid="000e1bb9"/>
    </style:style>
    <style:style style:name="P4" style:family="paragraph" style:parent-style-name="Standard">
      <style:text-properties fo:font-weight="bold" officeooo:rsid="00113043" officeooo:paragraph-rsid="00113043" style:font-weight-asian="bold" style:font-weight-complex="bold"/>
    </style:style>
    <style:style style:name="T1" style:family="text">
      <style:text-properties officeooo:rsid="001130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pful Git commands</text:p>
      <text:p text:style-name="P1"/>
      <text:p text:style-name="P1"/>
      <text:p text:style-name="P4">This is a document that we can add information to in <text:s/>order to help each other on git hub. Anyone can change or add to this document so we can have an easy reference to GitHub commands. If you find anything else that is useful feel free to add it here. </text:p>
      <text:p text:style-name="P1"/>
      <text:p text:style-name="P1">This will help you edit the directory that you forked from the final </text:p>
      <text:p text:style-name="P1"/>
      <text:p text:style-name="P1"/>
      <text:p text:style-name="P1">-<text:span text:style-name="T1">You must first set up your forked directory on your machine. </text:span>You can add files and edit files from this directory(folder) and then you can start the process of adding them to your personal repository online</text:p>
      <text:p text:style-name="Standard"/>
      <text:p text:style-name="P1"/>
      <text:p text:style-name="P1">We will have to do one of these and then we can move on to committing <text:s/>the changes</text:p>
      <text:p text:style-name="P1">*if you just edit the file manually then this is fine but you will then have to go and determine the thing you added or deleted so we can update the online repository*</text:p>
      <text:p text:style-name="P1"/>
      <text:p text:style-name="P1">git add filename <text:s text:c="11"/>// this will add just a single file that you have either created or added to the <text:tab/><text:tab/><text:tab/><text:tab/> <text:s text:c="5"/>directory</text:p>
      <text:p text:style-name="P1">git add * <text:s text:c="23"/>//this will add everything that you have in your current directory and will create <text:tab/><text:tab/> <text:s text:c="14"/>an updated version of this into your <text:s/>online repository </text:p>
      <text:p text:style-name="P1"/>
      <text:p text:style-name="P1">git rm -rf <text:s/>filename <text:s text:c="7"/>//this will remove one of the file from you local directory and will allow you to <text:tab/><text:tab/><text:tab/> <text:s text:c="4"/>also remove it from your online repository as well</text:p>
      <text:p text:style-name="P1"/>
      <text:p text:style-name="P1"/>
      <text:p text:style-name="P1">After we have made a change we then have to commit the changes to get ready to update the online repository</text:p>
      <text:p text:style-name="P1"/>
      <text:p text:style-name="P1"/>
      <text:p text:style-name="P1">git commit -m “this is where you add the message that will explain what you did”</text:p>
      <text:p text:style-name="P1"/>
      <text:p text:style-name="P1"/>
      <text:p text:style-name="P2">We will now need to update the online repository with all the changes that we added to the commit </text:p>
      <text:p text:style-name="P2"/>
      <text:p text:style-name="P2"/>
      <text:p text:style-name="P2">git push -u origin master</text:p>
      <text:p text:style-name="P2"/>
      <text:p text:style-name="P2"/>
      <text:p text:style-name="P2">It should then ask you for your username and password for your account and then will proceed to update you repository</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8:40:18.780165071</meta:creation-date>
    <meta:editing-duration>PT2M49S</meta:editing-duration>
    <meta:editing-cycles>4</meta:editing-cycles>
    <meta:generator>LibreOffice/4.2.3.3$Linux_X86_64 LibreOffice_project/420m0$Build-3</meta:generator>
    <dc:date>2014-11-11T07:29:38.949099709</dc:date>
    <meta:document-statistic meta:table-count="0" meta:image-count="0" meta:object-count="0" meta:page-count="1" meta:paragraph-count="14" meta:word-count="312" meta:character-count="1710" meta:non-whitespace-character-count="1328"/>
  </office:meta>
</office:document-meta>
</file>